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3.75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3.21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76cm" fo:min-width="0cm" fo:wrap-option="wrap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9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99cm" fo:min-width="6.057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99cm" fo:min-width="6.0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4.2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4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49cm" fo:min-width="0cm" fo:wrap-option="wrap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9cm" fo:min-width="0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3.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8.503cm" svg:height="2.5cm" svg:x="10.62cm" svg:y="4.788cm">
          <text:p text:style-name="P1">Inclusione temporal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3.09cm" svg:height="1.064cm" svg:x="14.012cm" svg:y="11.452cm">
          <draw:text-box>
            <text:p text:style-name="P3"><text:span text:style-name="T1">(1,N)</text:span></text:p>
          </draw:text-box>
        </draw:frame>
        <draw:line draw:style-name="gr3" draw:text-style-name="P5" draw:layer="layout" svg:x1="18.002cm" svg:y1="2.064cm" svg:x2="19.556cm" svg:y2="2.064cm">
          <text:p/>
        </draw:line>
        <draw:frame draw:style-name="gr4" draw:text-style-name="P6" draw:layer="layout" svg:width="5.686cm" svg:height="1.788cm" svg:x="19.884cm" svg:y="1.1cm">
          <draw:text-box>
            <text:p><text:span text:style-name="T2">Indice</text:span></text:p>
            <text:p><text:span text:style-name="T2">Nome</text:span></text:p>
          </draw:text-box>
        </draw:frame>
        <draw:line draw:style-name="gr3" draw:text-style-name="P5" draw:layer="layout" svg:x1="18.002cm" svg:y1="1.518cm" svg:x2="19.556cm" svg:y2="1.518cm">
          <text:p/>
        </draw:line>
        <draw:custom-shape draw:style-name="gr5" draw:text-style-name="P7" draw:layer="layout" svg:width="0.344cm" svg:height="0.46cm" svg:x="19.601cm" svg:y="1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4cm" svg:height="0.379cm" svg:x="19.602cm" svg:y="1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6.557cm" svg:height="1.549cm" svg:x="11.378cm" svg:y="1cm">
          <text:p text:style-name="P9"><text:span text:style-name="T3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588cm" svg:height="1.549cm" svg:x="11.347cm" svg:y="9.745cm">
          <text:p text:style-name="P9"><text:span text:style-name="T3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798cm" svg:y1="2.573cm" svg:x2="14.798cm" svg:y2="4.774cm">
          <text:p/>
        </draw:line>
        <draw:line draw:style-name="gr3" draw:text-style-name="P5" draw:layer="layout" svg:x1="19.131cm" svg:y1="5.964cm" svg:x2="20.685cm" svg:y2="5.964cm">
          <text:p/>
        </draw:line>
        <draw:custom-shape draw:style-name="gr6" draw:text-style-name="P8" draw:layer="layout" svg:width="0.379cm" svg:height="0.379cm" svg:x="20.701cm" svg:y="5.7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51cm" svg:height="1.15cm" svg:x="21cm" svg:y="5.55cm">
          <draw:text-box>
            <text:p><text:span text:style-name="T2">Iterazione</text:span></text:p>
          </draw:text-box>
        </draw:frame>
        <draw:line draw:style-name="gr3" draw:text-style-name="P5" draw:layer="layout" svg:x1="14.798cm" svg:y1="7.29cm" svg:x2="14.798cm" svg:y2="9.806cm">
          <text:p/>
        </draw:line>
        <draw:custom-shape draw:style-name="gr7" draw:text-style-name="P10" draw:layer="layout" svg:width="6.557cm" svg:height="1.549cm" svg:x="11.378cm" svg:y="18.351cm">
          <text:p text:style-name="P9"><text:span text:style-name="T3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9.501cm" svg:height="2.499cm" svg:x="10cm" svg:y="13.584cm">
          <text:p text:style-name="P1"><text:s/>Narr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4.798cm" svg:y1="11.378cm" svg:x2="14.798cm" svg:y2="13.579cm">
          <text:p/>
        </draw:line>
        <draw:line draw:style-name="gr3" draw:text-style-name="P5" draw:layer="layout" svg:x1="14.798cm" svg:y1="16.159cm" svg:x2="14.798cm" svg:y2="18.36cm">
          <text:p/>
        </draw:line>
        <draw:frame draw:style-name="gr11" draw:text-style-name="P4" draw:layer="layout" svg:width="3.09cm" svg:height="1.104cm" svg:x="14.01cm" svg:y="17.546cm">
          <draw:text-box>
            <text:p text:style-name="P3"><text:span text:style-name="T1">(0,N)</text:span></text:p>
          </draw:text-box>
        </draw:frame>
        <draw:line draw:style-name="gr3" draw:text-style-name="P5" draw:layer="layout" svg:x1="18.002cm" svg:y1="19.423cm" svg:x2="19.556cm" svg:y2="19.423cm">
          <text:p/>
        </draw:line>
        <draw:line draw:style-name="gr3" draw:text-style-name="P5" draw:layer="layout" svg:x1="18.002cm" svg:y1="18.878cm" svg:x2="19.556cm" svg:y2="18.878cm">
          <text:p/>
        </draw:line>
        <draw:custom-shape draw:style-name="gr12" draw:text-style-name="P7" draw:layer="layout" svg:width="0.344cm" svg:height="0.421cm" svg:x="19.601cm" svg:y="1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4cm" svg:height="0.379cm" svg:x="19.602cm" svg:y="19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5.686cm" svg:height="1.788cm" svg:x="19.884cm" svg:y="18.542cm">
          <draw:text-box>
            <text:p><text:span text:style-name="T2">Indice</text:span></text:p>
            <text:p><text:span text:style-name="T2">Titolo</text:span></text:p>
          </draw:text-box>
        </draw:frame>
        <draw:line draw:style-name="gr3" draw:text-style-name="P5" draw:layer="layout" svg:x1="18.002cm" svg:y1="10.367cm" svg:x2="19.556cm" svg:y2="10.367cm">
          <text:p/>
        </draw:line>
        <draw:line draw:style-name="gr3" draw:text-style-name="P5" draw:layer="layout" svg:x1="18.002cm" svg:y1="9.821cm" svg:x2="19.556cm" svg:y2="9.821cm">
          <text:p/>
        </draw:line>
        <draw:custom-shape draw:style-name="gr13" draw:text-style-name="P8" draw:layer="layout" svg:width="0.344cm" svg:height="0.421cm" svg:x="19.601cm" svg:y="9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4cm" svg:height="0.379cm" svg:x="19.602cm" svg:y="1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002cm" svg:y1="10.996cm" svg:x2="19.556cm" svg:y2="10.996cm">
          <text:p/>
        </draw:line>
        <draw:custom-shape draw:style-name="gr6" draw:text-style-name="P8" draw:layer="layout" svg:width="0.344cm" svg:height="0.379cm" svg:x="19.602cm" svg:y="10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5.686cm" svg:height="2.535cm" svg:x="19.884cm" svg:y="9.523cm">
          <draw:text-box>
            <text:p><text:span text:style-name="T2">Istante di inizio</text:span></text:p>
            <text:p><text:span text:style-name="T2">Istante di fine</text:span></text:p>
            <text:p><text:span text:style-name="T2">Nome</text:span></text:p>
          </draw:text-box>
        </draw:frame>
        <draw:line draw:style-name="gr3" draw:text-style-name="P5" draw:layer="layout" svg:x1="19.005cm" svg:y1="10.729cm" svg:x2="19.005cm" svg:y2="9.546cm">
          <text:p/>
        </draw:line>
        <draw:custom-shape draw:style-name="gr12" draw:text-style-name="P7" draw:layer="layout" svg:width="0.379cm" svg:height="0.421cm" draw:transform="rotate (1.5707963267949) translate (18.735cm 9.5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09cm" svg:height="1.064cm" svg:x="13.977cm" svg:y="8.859cm">
          <draw:text-box>
            <text:p text:style-name="P3"><text:span text:style-name="T1">(0,1)</text:span></text:p>
          </draw:text-box>
        </draw:frame>
        <draw:frame draw:style-name="gr15" draw:text-style-name="P4" draw:layer="layout" svg:width="3.09cm" svg:height="1.065cm" svg:x="13.977cm" svg:y="2.671cm">
          <draw:text-box>
            <text:p text:style-name="P3"><text:span text:style-name="T1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6:35:09.301582191</dc:date>
    <meta:editing-duration>PT54M25S</meta:editing-duration>
    <meta:editing-cycles>10</meta:editing-cycles>
    <meta:generator>LibreOffice/7.3.7.2$Linux_X86_64 LibreOffice_project/30$Build-2</meta:generator>
    <meta:document-statistic meta:object-count="35"/>
  </office:meta>
</office:document-meta>
</file>